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fe43" officeooo:paragraph-rsid="001cfe43"/>
    </style:style>
    <style:style style:name="P2" style:family="paragraph" style:parent-style-name="Standard">
      <style:paragraph-properties fo:text-align="center" style:justify-single-word="false"/>
      <style:text-properties officeooo:rsid="001cfe43" officeooo:paragraph-rsid="001cfe43"/>
    </style:style>
    <style:style style:name="P3" style:family="paragraph" style:parent-style-name="Standard">
      <style:text-properties fo:font-style="italic" officeooo:rsid="001cfe43" officeooo:paragraph-rsid="001cfe43" style:font-style-asian="italic" style:font-style-complex="italic"/>
    </style:style>
    <style:style style:name="P4" style:family="paragraph" style:parent-style-name="Standard">
      <style:text-properties officeooo:rsid="001edab4" officeooo:paragraph-rsid="001edab4"/>
    </style:style>
    <style:style style:name="P5" style:family="paragraph" style:parent-style-name="Standard">
      <style:text-properties officeooo:rsid="0020590d" officeooo:paragraph-rsid="0020590d"/>
    </style:style>
    <style:style style:name="P6" style:family="paragraph" style:parent-style-name="Standard">
      <style:text-properties officeooo:rsid="00211020" officeooo:paragraph-rsid="00211020"/>
    </style:style>
    <style:style style:name="P7" style:family="paragraph" style:parent-style-name="Standard">
      <style:text-properties officeooo:rsid="002216c2" officeooo:paragraph-rsid="002216c2"/>
    </style:style>
    <style:style style:name="P8" style:family="paragraph" style:parent-style-name="Standard">
      <style:text-properties officeooo:rsid="00225b91" officeooo:paragraph-rsid="00225b91"/>
    </style:style>
    <style:style style:name="P9" style:family="paragraph" style:parent-style-name="Standard">
      <style:text-properties officeooo:rsid="0022dd2e" officeooo:paragraph-rsid="0022dd2e"/>
    </style:style>
    <style:style style:name="P10" style:family="paragraph" style:parent-style-name="Heading_20_3">
      <style:paragraph-properties fo:break-before="page"/>
    </style:style>
    <style:style style:name="T1" style:family="text">
      <style:text-properties officeooo:rsid="001edab4"/>
    </style:style>
    <style:style style:name="T2" style:family="text">
      <style:text-properties officeooo:rsid="0020590d"/>
    </style:style>
    <style:style style:name="T3" style:family="text">
      <style:text-properties officeooo:rsid="00225b91"/>
    </style:style>
    <style:style style:name="T4" style:family="text">
      <style:text-properties style:text-position="super 58%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239bac"/>
    </style:style>
    <style:style style:name="T7" style:family="text">
      <style:text-properties officeooo:rsid="002432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vatar Hypergraph Rewriting</text:p>
      <text:p text:style-name="P2">by Sven Nilsen, 2021</text:p>
      <text:p text:style-name="P1"/>
      <text:p text:style-name="P3">In this paper I present an extension of hypergraph rewriting with symbolic distinction.</text:p>
      <text:p text:style-name="P1"/>
      <text:p text:style-name="P1">An Avatar Hypergraph <text:span text:style-name="T1">R</text:span>ewriting <text:span text:style-name="T1">system (AHR), is given by the following grammar:</text:span></text:p>
      <text:p text:style-name="P1"/>
      <text:p text:style-name="P1"><text:tab/>expr ::= &lt;nat&gt; | {expr…} | &lt;<text:span text:style-name="T1">avatar</text:span>&gt;’(expr)</text:p>
      <text:p text:style-name="P1"><text:tab/>rule ::= expr → expr</text:p>
      <text:p text:style-name="P1"/>
      <text:p text:style-name="P4">This is similar to models used in the Wolfram Physics Project<text:span text:style-name="T4"><text:reference-ref text:reference-format="text" text:ref-name="the wolfram physics project">[1]</text:reference-ref></text:span>, but <text:span text:style-name="T2">extended </text:span>with avatars<text:span text:style-name="T4"><text:reference-ref text:reference-format="text" text:ref-name="avatar extensions">[2]</text:reference-ref></text:span>:</text:p>
      <text:p text:style-name="P4"/>
      <text:p text:style-name="P4"><text:tab/>p’(<text:span text:style-name="T2">0</text:span>)<text:tab/><text:tab/><text:tab/><text:tab/>the 1-avatar `p` of `<text:span text:style-name="T2">0</text:span>`</text:p>
      <text:p text:style-name="P1"/>
      <text:p text:style-name="P4">A<text:span text:style-name="T2">n </text:span>avatar is only used on the left side of a rule, <text:span text:style-name="T2">never on the right side or in a state</text:span>.</text:p>
      <text:p text:style-name="P4"/>
      <text:p text:style-name="P4">When two nodes share the same avatar, they are allowed to <text:span text:style-name="T2">identical:</text:span></text:p>
      <text:p text:style-name="P4"/>
      <text:p text:style-name="P4"><text:tab/><text:span text:style-name="T2">{p</text:span>’(<text:span text:style-name="T2">0</text:span>), p’(<text:span text:style-name="T2">1</text:span>)<text:span text:style-name="T2">} → …<text:tab/><text:tab/>the nodes `0` and `1` are allowed to be identical</text:span></text:p>
      <text:p text:style-name="P1"/>
      <text:p text:style-name="P5">However, when two nodes have different avatars, they are not allowed to be identical:</text:p>
      <text:p text:style-name="P5"/>
      <text:p text:style-name="P5"><text:tab/>{p’(0), q’(1)} → …<text:tab/><text:tab/>the nodes `0` and `1` are not allowed to be identical</text:p>
      <text:p text:style-name="P1"/>
      <text:p text:style-name="P5">Avatars can be used on any hypersurface:</text:p>
      <text:p text:style-name="P5"/>
      <text:p text:style-name="P5"><text:tab/>{p’({0, 1}), q’({2, 3})}<text:tab/>the directed edge `{0, 1}` is not allowed to be same as `{2, 3}`</text:p>
      <text:p text:style-name="P1"/>
      <text:p text:style-name="P6">Avatars can also be nested:</text:p>
      <text:p text:style-name="P6"/>
      <text:p text:style-name="P6"><text:tab/><text:span text:style-name="T2">{p’({</text:span>r’(0), s’(1)<text:span text:style-name="T2">}), </text:span>q<text:span text:style-name="T2">’({</text:span>r’(2), s’(3)<text:span text:style-name="T2">})}</text:span></text:p>
      <text:p text:style-name="P6"/>
      <text:p text:style-name="P6">Here, `{0, 1}` is a different edge than `{2, 1}, but `0 == 2` and `1 == 3` is allowed.</text:p>
      <text:p text:style-name="P7">So, `{0, 1}` might share a node with `{2, 1}`, but not both at the same time.</text:p>
      <text:p text:style-name="P1"/>
      <text:p text:style-name="P7">A<text:span text:style-name="T3">ny node which is not wrapped into an avatar can match with any avatars.</text:span></text:p>
      <text:p text:style-name="P7"/>
      <text:p text:style-name="P7"><text:tab/><text:span text:style-name="T3">{p’(0), 1}<text:tab/><text:tab/><text:tab/>`0` and `1` are allowed to be identical</text:span></text:p>
      <text:p text:style-name="P7"/>
      <text:p text:style-name="P7"><text:tab/><text:span text:style-name="T3">{p’(0), 1, q’(2)}<text:tab/><text:tab/>`1` can be identical to `0` or `2`, but not both</text:span></text:p>
      <text:p text:style-name="P7"/>
      <text:p text:style-name="P9">Avatars in AHR are used to express symbolic distiction<text:span text:style-name="T4"><text:reference-ref text:reference-format="text" text:ref-name="symbolic distinction">[3]</text:reference-ref></text:span>.</text:p>
      <text:p text:style-name="P9">Symbolic distinction might be expressed in other ways, e.g. using “where” clauses to rules.</text:p>
      <text:p text:style-name="P9">I chose avatars because they fit better with the syntax and are very expressive.</text:p>
      <text:p text:style-name="P9"/>
      <text:p text:style-name="P9">There are some limitations <text:span text:style-name="T6">of using avatars. It is impossible to control how symbolic distinction works beyond a binary relation between any two nodes. This binary relation is either `0` or `1` and has no dependency on the symbolic distinction of other nodes. If this is too </text:span><text:span text:style-name="T7">limiting</text:span><text:span text:style-name="T6">, then one can extend the grammar further.</text:span></text:p>
      <text:h text:style-name="P10" text:outline-level="3">References:</text:h>
      <text:p text:style-name="P8"/>
      <text:p text:style-name="P8"><text:reference-mark-start text:name="the wolfram physics project"/>[1]<text:reference-mark-end text:name="the wolfram physics project"/><text:tab/>“The Wolfram Physics Project”</text:p>
      <text:p text:style-name="P8"><text:tab/>A project to find the fundamental theory of physics</text:p>
      <text:p text:style-name="P8"><text:tab/><text:a xlink:type="simple" xlink:href="https://wolframphysics.org/" text:style-name="Internet_20_link" text:visited-style-name="Visited_20_Internet_20_Link">https://wolframphysics.org/</text:a></text:p>
      <text:p text:style-name="P8"/>
      <text:p text:style-name="P8"><text:reference-mark-start text:name="avatar extensions"/>[2]<text:reference-mark-end text:name="avatar extensions"/><text:tab/>“Avatar Extensions”</text:p>
      <text:p text:style-name="P8"><text:tab/>AdvancedResearch – Summary page on Avatar Extensions</text:p>
      <text:p text:style-name="P8"><text:tab/><text:a xlink:type="simple" xlink:href="https://advancedresearch.github.io/avatar-extensions/summary.html" text:style-name="Internet_20_link" text:visited-style-name="Visited_20_Internet_20_Link"><text:span text:style-name="T5">https://advancedresearch.github.io/avatar-extensions/summary.html</text:span></text:a></text:p>
      <text:p text:style-name="P8"/>
      <text:p text:style-name="P9"><text:reference-mark-start text:name="symbolic distinction"/>[3]<text:reference-mark-end text:name="symbolic distinction"/><text:tab/>“Symbolic Distinction”</text:p>
      <text:p text:style-name="P9"><text:tab/>Sven Nilsen, 2021</text:p>
      <text:p text:style-name="P9"><text:tab/><text:a xlink:type="simple" xlink:href="https://github.com/advancedresearch/path_semantics/blob/master/papers-wip2/symbolic-distinction.pdf" text:style-name="Internet_20_link" text:visited-style-name="Visited_20_Internet_20_Link"><text:span text:style-name="T5">https://github.com/advancedresearch/path_semantics/blob/master/papers-wip2/symbolic-distinction.pdf</text:span></text:a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12T10:32:43.775500468</meta:creation-date>
    <dc:date>2021-11-12T12:19:35.865637558</dc:date>
    <meta:editing-duration>PT7M47S</meta:editing-duration>
    <meta:editing-cycles>2</meta:editing-cycles>
    <meta:generator>LibreOffice/7.2.2.2$MacOSX_X86_64 LibreOffice_project/02b2acce88a210515b4a5bb2e46cbfb63fe97d56</meta:generator>
    <meta:document-statistic meta:table-count="0" meta:image-count="0" meta:object-count="0" meta:page-count="2" meta:paragraph-count="36" meta:word-count="375" meta:character-count="2309" meta:non-whitespace-character-count="1946"/>
  </office:meta>
</office:document-meta>
</file>